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760000007698470B917C1EAA6C.png" manifest:media-type="image/png"/>
  <manifest:file-entry manifest:full-path="Pictures/1000000000000066000000664C6EE096C7F1EBE5.jpg" manifest:media-type="image/jpeg"/>
  <manifest:file-entry manifest:full-path="Pictures/10000000000000660000006630A489D2EDA603C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b3b3b3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22cm"/>
    </style:style>
    <style:style style:name="gr6" style:family="graphic" style:parent-style-name="objectwithoutfill">
      <style:graphic-properties draw:stroke="dash" draw:stroke-dash="Dashed_20__28_var_29_" svg:stroke-color="#999999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3" style:family="paragraph">
      <loext:graphic-properties draw:fill="none"/>
      <style:text-properties style:font-name="Courier New"/>
    </style:style>
    <style:style style:name="P4" style:family="paragraph">
      <loext:graphic-properties draw:fill-color="#ffffff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144cm" svg:y1="1.27cm" svg:x2="9.144cm" svg:y2="19.05cm">
          <text:p/>
        </draw:line>
        <draw:line draw:style-name="gr1" draw:text-style-name="P1" draw:layer="layout" svg:x1="19.05cm" svg:y1="1.27cm" svg:x2="19.05cm" svg:y2="19.05cm">
          <text:p/>
        </draw:line>
        <draw:frame draw:style-name="gr2" draw:text-style-name="P2" draw:layer="layout" svg:width="7.02cm" svg:height="0.971cm" svg:x="1.27cm" svg:y="1.062cm">
          <draw:text-box>
            <text:p><text:span text:style-name="T1">(pdf,xe,lua)latex</text:span></text:p>
          </draw:text-box>
        </draw:frame>
        <draw:frame draw:style-name="gr3" draw:text-style-name="P2" draw:layer="layout" svg:width="2.548cm" svg:height="1.016cm" svg:x="12.946cm" svg:y="1.016cm">
          <draw:text-box>
            <text:p><text:span text:style-name="T1">biber</text:span></text:p>
          </draw:text-box>
        </draw:frame>
        <draw:frame draw:style-name="gr4" draw:text-style-name="P1" draw:layer="layout" svg:width="2.354cm" svg:height="2.354cm" svg:x="3.048cm" svg:y="8.89cm">
          <draw:image xlink:href="Pictures/10000000000000660000006630A489D2EDA603C7.jpg" xlink:type="simple" xlink:show="embed" xlink:actuate="onLoad">
            <text:p/>
          </draw:image>
        </draw:frame>
        <draw:frame draw:style-name="gr4" draw:text-style-name="P1" draw:layer="layout" svg:width="2.354cm" svg:height="2.354cm" svg:x="12.7cm" svg:y="8.89cm">
          <draw:image xlink:href="Pictures/1000000000000066000000664C6EE096C7F1EBE5.jpg" xlink:type="simple" xlink:show="embed" xlink:actuate="onLoad">
            <text:p/>
          </draw:image>
        </draw:frame>
        <draw:frame draw:style-name="gr2" draw:text-style-name="P2" draw:layer="layout" svg:width="7.02cm" svg:height="0.971cm" svg:x="19.904cm" svg:y="1.061cm">
          <draw:text-box>
            <text:p><text:span text:style-name="T1">(pdf,xe,lua)latex</text:span></text:p>
          </draw:text-box>
        </draw:frame>
        <draw:frame draw:style-name="gr5" draw:text-style-name="P3" draw:layer="layout" svg:width="2.407cm" svg:height="0.972cm" svg:x="12.647cm" svg:y="10.966cm">
          <draw:text-box>
            <text:p><text:span text:style-name="T2">.bcf</text:span></text:p>
          </draw:text-box>
        </draw:frame>
        <draw:frame draw:style-name="gr4" draw:text-style-name="P1" draw:layer="layout" svg:width="2.724cm" svg:height="2.724cm" svg:x="12.446cm" svg:y="14.986cm">
          <draw:image xlink:href="Pictures/10000000000000760000007698470B917C1EAA6C.png" xlink:type="simple" xlink:show="embed" xlink:actuate="onLoad">
            <text:p/>
          </draw:image>
        </draw:frame>
        <draw:line draw:style-name="gr6" draw:text-style-name="P1" draw:layer="layout" svg:x1="6.096cm" svg:y1="10.16cm" svg:x2="11.938cm" svg:y2="10.16cm">
          <text:p/>
        </draw:line>
        <draw:line draw:style-name="gr6" draw:text-style-name="P1" draw:layer="layout" svg:x1="13.716cm" svg:y1="14.478cm" svg:x2="13.716cm" svg:y2="12.192cm">
          <text:p/>
        </draw:line>
        <draw:frame draw:style-name="gr5" draw:text-style-name="P3" draw:layer="layout" svg:width="2.407cm" svg:height="0.972cm" svg:x="3.048cm" svg:y="10.966cm">
          <draw:text-box>
            <text:p><text:span text:style-name="T2">.tex</text:span></text:p>
          </draw:text-box>
        </draw:frame>
        <draw:frame draw:style-name="gr4" draw:text-style-name="P1" draw:layer="layout" svg:width="2.354cm" svg:height="2.354cm" svg:x="22.078cm" svg:y="9.424cm">
          <draw:image xlink:href="Pictures/10000000000000660000006630A489D2EDA603C7.jpg" xlink:type="simple" xlink:show="embed" xlink:actuate="onLoad">
            <text:p/>
          </draw:image>
        </draw:frame>
        <draw:frame draw:style-name="gr5" draw:text-style-name="P3" draw:layer="layout" svg:width="2.407cm" svg:height="0.972cm" svg:x="22.122cm" svg:y="11.684cm">
          <draw:text-box>
            <text:p><text:span text:style-name="T2">.bbl</text:span></text:p>
          </draw:text-box>
        </draw:frame>
        <draw:line draw:style-name="gr6" draw:text-style-name="P1" draw:layer="layout" svg:x1="15.494cm" svg:y1="9.906cm" svg:x2="21.59cm" svg:y2="10.414cm">
          <text:p/>
        </draw:line>
        <draw:line draw:style-name="gr6" draw:text-style-name="P1" draw:layer="layout" svg:x1="6.096cm" svg:y1="9.144cm" svg:x2="21.844cm" svg:y2="7.366cm">
          <text:p/>
        </draw:line>
        <draw:frame draw:style-name="gr4" draw:text-style-name="P1" draw:layer="layout" svg:width="2.354cm" svg:height="2.354cm" svg:x="22.098cm" svg:y="6.096cm">
          <draw:image xlink:href="Pictures/10000000000000660000006630A489D2EDA603C7.jpg" xlink:type="simple" xlink:show="embed" xlink:actuate="onLoad">
            <text:p/>
          </draw:image>
        </draw:frame>
        <draw:frame draw:style-name="gr5" draw:text-style-name="P3" draw:layer="layout" svg:width="2.407cm" svg:height="0.972cm" svg:x="22.299cm" svg:y="8.172cm">
          <draw:text-box>
            <text:p><text:span text:style-name="T2">.aux</text:span></text:p>
          </draw:text-box>
        </draw:frame>
        <draw:frame draw:style-name="gr4" draw:text-style-name="P1" draw:layer="layout" svg:width="2.354cm" svg:height="2.354cm" svg:x="22.166cm" svg:y="2.472cm">
          <draw:image xlink:href="Pictures/10000000000000660000006630A489D2EDA603C7.jpg" xlink:type="simple" xlink:show="embed" xlink:actuate="onLoad">
            <text:p/>
          </draw:image>
        </draw:frame>
        <draw:frame draw:style-name="gr5" draw:text-style-name="P3" draw:layer="layout" svg:width="2.407cm" svg:height="0.972cm" svg:x="22.284cm" svg:y="4.572cm">
          <draw:text-box>
            <text:p><text:span text:style-name="T2">.tex</text:span></text:p>
          </draw:text-box>
        </draw:frame>
        <draw:line draw:style-name="gr6" draw:text-style-name="P1" draw:layer="layout" svg:x1="6.096cm" svg:y1="8.636cm" svg:x2="21.844cm" svg:y2="3.81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22:22:03.739115000</meta:creation-date>
    <meta:editing-duration>P0D</meta:editing-duration>
    <meta:editing-cycles>1</meta:editing-cycles>
    <meta:generator>LibreOffice/5.1.0.3$MacOSX_X86_64 LibreOffice_project/5e3e00a007d9b3b6efb6797a8b8e57b51ab1f737</meta:generator>
    <meta:document-statistic meta:object-count="44"/>
  </office:meta>
</office:document-meta>
</file>